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tyle="italic" style:font-style-asian="italic" style:font-style-complex="italic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tyle="italic" style:font-style-asian="italic" style:font-style-complex="italic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lient (<text:span text:style-name="T2">numCli</text:span>, nomCli, pnomCli, dateNaisCli, villeCli, adresseCli, CPCli, emailCli, numTelCli, dateDeCreation, idConnexion, password);</text:p>
      <text:p text:style-name="Normal">Employé (<text:span text:style-name="T3">numEmp</text:span>, nomEmp, pnomEmp, dateNaisEmp, villeEmp, adresseEmp, CPEmp, emailEmp, telEmp);</text:p>
      <text:p text:style-name="Normal">Question (<text:span text:style-name="T4">numQuestion</text:span>, enonce);</text:p>
      <text:p text:style-name="Normal">TypeProduit (<text:span text:style-name="T5">idTypeProduit</text:span>, libTypeProduit);</text:p>
      <text:p text:style-name="Normal">Commande (<text:span text:style-name="T6">numCmde</text:span>, dateCmde, compo, villeLivraison, adresseLivraison, CPLivraison, dateLivraison, moyenPaiement,<text:s/><text:span text:style-name="T7">#numCli</text:span>);</text:p>
      <text:p text:style-name="Normal">Support (<text:span text:style-name="T8">numTicket</text:span>, heureSupport, sujet, dateSupport<text:span text:style-name="T9">, #numEmp, #numCli</text:span>);</text:p>
      <text:p text:style-name="Normal">Produit (<text:span text:style-name="T10">numProd</text:span>, libProduit, enStock, prixProduit, marque, caractéristiques,<text:s/><text:span text:style-name="T11">#idTypeProduit</text:span>);</text:p>
      <text:p text:style-name="Normal">RDV (<text:span text:style-name="T12">numRDV</text:span>, dateRDV, heureRDV, lieuRDV, typeRDV,<text:s/><text:span text:style-name="T13">#numTicket, #numEmp</text:span>,<text:s/><text:span text:style-name="T14">#numCli);</text:span></text:p>
      <text:p text:style-name="Normal">composer<text:s/><text:span text:style-name="T15">(#numCmde, #numProd</text:span>);</text:p>
      <text:p text:style-name="Normal">répondre<text:s/><text:span text:style-name="T16">(#numCli, #numQuestion</text:span>, reponsesClient);</text:p>
      <text:p text:style-name="Normal">proposer<text:s/><text:span text:style-name="T17">(#numProd, #numQuestion);</text:span></text:p>
      <text:p text:style-name="Normal">rechercher<text:s/><text:span text:style-name="T18">(#numCli, #numProd</text:span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Salingre</meta:initial-creator>
    <dc:creator>Alexis Salingre</dc:creator>
    <meta:creation-date>2021-06-07T06:36:00Z</meta:creation-date>
    <dc:date>2021-06-07T06:4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127" meta:character-count="827" meta:row-count="5" meta:non-whitespace-character-count="701"/>
  </office:meta>
</office:document-meta>
</file>